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style:font-name-asian="Times New Roman2" style:font-name-complex="Times New Roman2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language="ru" fo:country="RU" style:font-name-asian="Times New Roman2" style:font-name-complex="Times New Roman2"/>
    </style:style>
    <style:style style:name="T1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4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6" style:family="text">
      <style:text-properties fo:font-style="italic" style:font-name-asian="Times New Roman2" style:font-style-asian="italic" style:font-name-complex="Times New Roman2" style:font-style-complex="italic"/>
    </style:style>
    <style:style style:name="T17" style:family="text">
      <style:text-properties fo:font-style="normal" style:font-name-asian="Times New Roman2" style:font-style-asian="normal" style:font-name-complex="Times New Roman2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14.png" xlink:type="simple" xlink:show="embed" xlink:actuate="onLoad"/></draw:frame></text:p>
          </table:table-cell>
          <table:table-cell table:style-name="Table1.B1" office:value-type="string">
            <text:h text:style-name="P6" text:outline-level="1">Интегратор с изменяемыми начальными условиям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C</text:span><text:span text:style-name="T10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1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9">реализует интегрирование входного сигнала </text:span><text:span text:style-name="T4">(</text:span><text:span text:style-name="T11">сигналов)</text:span><text:span text:style-name="T9">:</text:span></text:p>
            <text:p text:style-name="P5"><text:span text:style-name="T9"><draw:frame draw:style-name="fr3" draw:name="Объект1" text:anchor-type="as-char" svg:width="4.357cm" svg:height="1.91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 ,</text:span></text:p>
            <text:p text:style-name="P4"><text:span text:style-name="T8">где </text:span><text:span text:style-name="T16">xᵢ(t)</text:span><text:span text:style-name="T8"> – элементы вектора входного сигнала, </text:span><text:span text:style-name="T5">y</text:span><text:span text:style-name="T16">ᵢ(t) </text:span><text:span text:style-name="T8">– </text:span><text:span text:style-name="T12">элементы </text:span><text:span text:style-name="T8">вектора выходного сигнала, </text:span><text:span text:style-name="T5">t</text:span><text:span text:style-name="T16">₁ </text:span><text:span text:style-name="T17">и</text:span><text:span text:style-name="T8"> </text:span><text:span text:style-name="T5">t</text:span><text:span text:style-name="T16">₂ </text:span><text:span text:style-name="T8">– времена переключения начальных условий.</text:span></text:p>
            <text:p text:style-name="P4">Блок имеет 3 входных порта и при ориентации блока слева-направо:</text:p>
            <text:p text:style-name="P4">1-ый входной порт (верхний слева) – интегрируемый векторный сигнал;</text:p>
            <text:p text:style-name="P4">2-ой входной порт (средний слева) – управляющий сигнал;</text:p>
            <text:p text:style-name="P4">3-ий входной порт (нижний слева) – вектор новых начальных условий.</text:p>
            <text:p text:style-name="P4"><text:span text:style-name="T9">При </text:span><text:span text:style-name="T6">t = t₁ </text:span><text:span text:style-name="T9">происходит установление </text:span><text:span text:style-name="T15">новых</text:span><text:span text:style-name="T9"> начальных условий и при </text:span><text:span text:style-name="T6">t₁ &lt; t &lt; t₂ </text:span><text:span text:style-name="T9">выполняется интегрирование сигналов входного вектора с </text:span><text:span text:style-name="T15">этими</text:span><text:span text:style-name="T9"> новыми начальными условиями.</text:span></text:p>
            <text:p text:style-name="P4"><text:span text:style-name="T9">При </text:span><text:span text:style-name="T6">t = t₂</text:span><text:span text:style-name="T9"> происходит </text:span><text:span text:style-name="T2">очередное изменение</text:span><text:span text:style-name="T9"> начальных условий и при </text:span><text:span text:style-name="T6">t &gt; t₂ <text:s/></text:span><text:span text:style-name="T9">выполняется </text:span><text:span text:style-name="T2">очередной этап</text:span><text:span text:style-name="T9"> </text:span><text:span text:style-name="T15">интегрирования с новыми</text:span><text:span text:style-name="T9"> начальными условиями вплоть до </text:span><text:span text:style-name="T2">нового очередного</text:span><text:span text:style-name="T9"> изменения начальных условий.</text:span></text:p>
            <text:p text:style-name="P4"><text:span text:style-name="T9">Переключение начальных условий производится </text:span><text:span text:style-name="T2">только</text:span><text:span text:style-name="T9"> при изменении управляющего сигнала с одного значения, например, <text:s/>с </text:span><text:span text:style-name="T2">1</text:span><text:span text:style-name="T9"> на </text:span><text:span text:style-name="T15">другое</text:span><text:span text:style-name="T9">, например, </text:span><text:span text:style-name="T2">2</text:span><text:span text:style-name="T9">, или наоборот, с </text:span><text:span text:style-name="T2">2</text:span><text:span text:style-name="T9"> на </text:span><text:span text:style-name="T2">1</text:span><text:span text:style-name="T9">.</text:span></text:p>
            <text:p text:style-name="P4">Размерности интегрируемого сигнала и сигнала начальных условий должны быть одинаковыми, например, если вектор входа – “трехжильный”, то и сигнал начальных условий тоже “трехжильный”.</text:p>
            <text:p text:style-name="P4"><text:span text:style-name="T13">Свойства</text:span>:</text:p>
            <text:list xml:id="list4969556088158542894" text:style-name="L1">
              <text:list-item>
                <text:p text:style-name="P7">Число переменных состояния – размерность выходного вектора.</text:p>
              </text:list-item>
              <text:list-item>
                <text:p text:style-name="P7">1-е значение управляющего сигнала.</text:p>
              </text:list-item>
              <text:list-item>
                <text:p text:style-name="P7">2-е значение управляющего сигнала.</text:p>
              </text:list-item>
            </text:list>
            <text:p text:style-name="P4"><text:span text:style-name="T1">Примечания</text:span>:</text:p>
            <text:list xml:id="list7271577526330678058" text:style-name="L2">
              <text:list-item>
                <text:p text:style-name="P8">По умолчанию данный блок реализует интегрирование скалярного входного сигнала.</text:p>
              </text:list-item>
              <text:list-item>
                <text:p text:style-name="P8">Рекомендуется (хотя и не обязательно) использовать значения управляющих сигналов 0 и 1, поскольку их формирование легко реализуется типовыми <text:soft-page-break/>логическими блокам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изменяемыми начальными условиями</dc:title>
    <dc:date>2014-12-08T23:07:22.52</dc:date>
    <meta:generator>OpenOffice/4.1.1$Win32 OpenOffice.org_project/411m6$Build-9775</meta:generator>
    <meta:editing-duration>PT2H16M26S</meta:editing-duration>
    <meta:editing-cycles>58</meta:editing-cycles>
    <meta:document-statistic meta:table-count="1" meta:image-count="2" meta:object-count="1" meta:page-count="2" meta:paragraph-count="24" meta:word-count="240" meta:character-count="1648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underover>
              <mo stretchy="false">∫</mo>
              <mrow>
                <msub>
                  <mi>t</mi>
                  <mn>1</mn>
                </msub>
              </mrow>
              <mrow>
                <msub>
                  <mi>t</mi>
                  <mn>2</mn>
                </msub>
              </mrow>
            </munderover>
            <msub>
              <mi>x</mi>
              <mi>i</mi>
            </msub>
          </mrow>
          <mrow>
            <mo stretchy="false">(</mo>
            <mrow>
              <mi>t</mi>
            </mrow>
            <mo stretchy="false">)</mo>
          </mrow>
          <mi mathvariant="italic">dt</mi>
        </mrow>
      </mrow>
    </mrow>
    <annotation encoding="StarMath 5.0">y_i(t) = {int from {t_1} to {t_2} x_i(t)dt}</annotation>
  </semantics>
</math>
</file>